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possible idea = kepping count for # of correct answers </text:p>
      <text:p text:style-name="P1"/>
      <text:p text:style-name="P1">int keepingCount = <text:s/>0;</text:p>
      <text:p text:style-name="P1"/>
      <text:p text:style-name="P1">Print "welcome to the game"</text:p>
      <text:p text:style-name="P1">print "press # to sart" in second row, a bit to the right</text:p>
      <text:p text:style-name="P1"/>
      <text:p text:style-name="P1">lcd.clear()</text:p>
      <text:p text:style-name="P1"/>
      <text:p text:style-name="P1">print "press * for math" </text:p>
      <text:p text:style-name="P1">print "or # for science" in second row, a bit to the right</text:p>
      <text:p text:style-name="P1"/>
      <text:p text:style-name="P1">// for math </text:p>
      <text:p text:style-name="P1"/>
      <text:p text:style-name="P1">lcd.clear()</text:p>
      <text:p text:style-name="P1">print "welcome to math Q's"</text:p>
      <text:p text:style-name="P1">print "press # to start" </text:p>
      <text:p text:style-name="P1"/>
      <text:p text:style-name="P1">lcd.clear() </text:p>
      <text:p text:style-name="P1"/>
      <text:p text:style-name="P1">in lower right corner put the # of correct ansers </text:p>
      <text:p text:style-name="P1">print " what's 7 + 5" </text:p>
      <text:p text:style-name="P1">if (correct, <text:s/>keepingCount++;)</text:p>
      <text:p text:style-name="P1"/>
      <text:p text:style-name="P1">clear.lcd()</text:p>
      <text:p text:style-name="P1">print " what's 5 x 3" </text:p>
      <text:p text:style-name="P1">if (correct, <text:s/>keepingCount++;)</text:p>
      <text:p text:style-name="P1"/>
      <text:p text:style-name="P1">clear.lcd()</text:p>
      <text:p text:style-name="P1">print " what's 8 / 2" </text:p>
      <text:p text:style-name="P1">if (correct, <text:s/>keepingCount++;)</text:p>
      <text:p text:style-name="P1"/>
      <text:p text:style-name="P1">clear.lcd() </text:p>
      <text:p text:style-name="P1">print " what's 6 x 5" </text:p>
      <text:p text:style-name="P1">if (correct, <text:s/>keepingCount++;)</text:p>
      <text:p text:style-name="P1"/>
      <text:p text:style-name="P1">clear.lcd()</text:p>
      <text:p text:style-name="P1">print"thanks for playing!"</text:p>
      <text:p text:style-name="P1">print" you got <text:s/>keepingCount right!"</text:p>
      <text:p text:style-name="P1"><text:soft-page-break/>end program;</text:p>
      <text:p text:style-name="P1"/>
      <text:p text:style-name="P1">// for <text:s/>science</text:p>
      <text:p text:style-name="P1"/>
      <text:p text:style-name="P1">lcd.clear()</text:p>
      <text:p text:style-name="P1">print "welcome to math Q's"</text:p>
      <text:p text:style-name="P1">print "press # to start" </text:p>
      <text:p text:style-name="P1"/>
      <text:p text:style-name="P1">lcd.clear() </text:p>
      <text:p text:style-name="P1"/>
      <text:p text:style-name="P1">in lower right corner put the # of correct ansers </text:p>
      <text:p text:style-name="P1">print " what's 7 + 5" </text:p>
      <text:p text:style-name="P1">if (correct, <text:s/>keepingCount++;)</text:p>
      <text:p text:style-name="P1"/>
      <text:p text:style-name="P1">clear.lcd()</text:p>
      <text:p text:style-name="P1">print " what's 5 x 3" </text:p>
      <text:p text:style-name="P1">if (correct, <text:s/>keepingCount++;)</text:p>
      <text:p text:style-name="P1"/>
      <text:p text:style-name="P1">clear.lcd()</text:p>
      <text:p text:style-name="P1">print " what's 8 / 2" </text:p>
      <text:p text:style-name="P1">if (correct, <text:s/>keepingCount++;)</text:p>
      <text:p text:style-name="P1"/>
      <text:p text:style-name="P1">clear.lcd() </text:p>
      <text:p text:style-name="P1">print " what's 6 x 5" </text:p>
      <text:p text:style-name="P1">if (correct, <text:s/>keepingCount++;)</text:p>
      <text:p text:style-name="P1"/>
      <text:p text:style-name="P1">clear.lcd()</text:p>
      <text:p text:style-name="P1">print"thanks for playing!"</text:p>
      <text:p text:style-name="P1">print" you got <text:s/>keepingCount right!"</text:p>
      <text:p text:style-name="P1">end program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5M27S</meta:editing-duration>
    <meta:editing-cycles>3</meta:editing-cycles>
    <meta:generator>OpenOffice/4.1.11$Win32 OpenOffice.org_project/4111m1$Build-9808</meta:generator>
    <dc:date>2022-05-16T12:00:06.84</dc:date>
    <meta:document-statistic meta:table-count="0" meta:image-count="0" meta:object-count="0" meta:page-count="2" meta:paragraph-count="49" meta:word-count="202" meta:character-count="1189"/>
    <dc:creator>Jose Reynaldo</dc:creator>
    <meta:user-defined meta:name="Info 1"/>
    <meta:user-defined meta:name="Info 2"/>
    <meta:user-defined meta:name="Info 3"/>
    <meta:user-defined meta:name="Info 4"/>
  </office:meta>
</office:document-meta>
</file>